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middle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middle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e1.A9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9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8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9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2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000080" style:font-name="Bookman Old Style" fo:font-weight="bold" style:font-weight-asian="bold" style:font-name-complex="Tahoma"/>
    </style:style>
    <style:style style:name="T6" style:family="text">
      <style:text-properties fo:color="#000080" style:font-name="Bookman Old Style" fo:font-weight="bold" style:font-weight-asian="bold"/>
    </style:style>
    <style:style style:name="T7" style:family="text">
      <style:text-properties fo:color="#000080" style:font-name="Bookman Old Style" fo:font-size="9pt" fo:font-weight="bold" style:font-size-asian="9pt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9" style:family="text">
      <style:text-properties style:font-name="Verdana" fo:font-size="9pt" style:font-size-asian="9pt" style:font-size-complex="9pt"/>
    </style:style>
    <style:style style:name="T10" style:family="text">
      <style:text-properties style:font-name="Verdana" fo:font-size="9pt" fo:language="fr" fo:country="FR" style:font-size-asian="9pt" style:font-size-complex="9pt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GABARITO DO 30º SIMULADO OAB 2015.2 REALIZADO EM </text:span></text:p>
      <text:p text:style-name="P1"><text:span text:style-name="T1">31 DE JULHO DE 2015</text:span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text:bookmark text:name="_GoBack"/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2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2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2">B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2">A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2">B</text:span></text:p>
          </table:table-cell>
          <table:table-cell table:style-name="Table1.B9" office:value-type="string">
            <text:p text:style-name="P4"><text:span text:style-name="T2">C</text:span></text:p>
          </table:table-cell>
          <table:table-cell table:style-name="Table1.B9" office:value-type="string">
            <text:p text:style-name="P4"><text:span text:style-name="T2">A</text:span></text:p>
          </table:table-cell>
          <table:table-cell table:style-name="Table1.B9" office:value-type="string">
            <text:p text:style-name="P4"><text:span text:style-name="T2">A</text:span></text:p>
          </table:table-cell>
          <table:table-cell table:style-name="Table1.B9" office:value-type="string">
            <text:p text:style-name="P4"><text:span text:style-name="T2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2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2">B</text:span></text:p>
          </table:table-cell>
          <table:table-cell table:style-name="Table1.B9" office:value-type="string">
            <text:p text:style-name="P4"><text:span text:style-name="T2">A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2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2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9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2" style:family="paragraph">
      <loext:graphic-properties draw:fill="solid" draw:fill-color="#ffffff"/>
      <style:paragraph-properties fo:text-align="center"/>
    </style:style>
    <style:style style:name="MP3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style:font-name="Verdana" fo:font-size="9pt" style:font-size-asian="9pt" style:font-size-complex="9pt"/>
    </style:style>
    <style:style style:name="MT5" style:family="text">
      <style:text-properties style:font-name="Verdana" fo:font-size="9pt" fo:language="fr" fo:country="FR" style:font-size-asian="9pt" style:font-size-complex="9pt"/>
    </style:style>
    <style:style style:name="Mgr1" style:family="graphic">
      <style:graphic-properties draw:stroke="none" svg:stroke-width="0cm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rect text:anchor-type="char" draw:z-index="1" draw:style-name="Mgr1" draw:text-style-name="MP2" svg:width="5.199cm" svg:height="0.683cm" svg:x="11.855cm" svg:y="0.086cm"><text:p/></draw:rect></text:p>
        <text:p text:style-name="MP1"/>
        <text:p text:style-name="MP1"/>
        <text:p text:style-name="MP3"><text:span text:style-name="MT1"><text:s text:c="12"/>SIMULADO DO EXAME DE ORDEM</text:span></text:p>
        <text:p text:style-name="MP4"><draw:line text:anchor-type="char" draw:z-index="0" draw:style-name="Mgr2" draw:text-style-name="MP2" svg:x1="1.296cm" svg:y1="0.092cm" svg:x2="14.504cm" svg:y2="0.092cm"><text:p/></draw:line><text:span text:style-name="MT1"> </text:span></text:p>
      </style:header>
      <style:footer>
        <text:p text:style-name="MP5"/>
        <text:p text:style-name="MP6"><text:span text:style-name="MT2">30º</text:span><text:span text:style-name="MT3"> Simulado OAB – julho/2015</text:span></text:p>
        <text:p text:style-name="MP6"><text:span text:style-name="MT4">Praia de Botafogo, 190 | 8º andar | Rio de Janeiro | RJ | CEP:22250-900 | Brasil</text:span></text:p>
        <text:p text:style-name="MP6"><text:span text:style-name="MT4">Tel: (55 21) 3799-5915</text:span><text:span text:style-name="MT5"> |</text:span><text:span text:style-name="MT4"> </text:span><text:span text:style-name="MT5">Fax: (55 21) 3799-5410 | www.fgv.br/direitorio</text:span></text:p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250</meta:editing-cycles>
    <meta:print-date>2015-06-26T15:39:00</meta:print-date>
    <meta:creation-date>2012-05-02T18:59:00</meta:creation-date>
    <dc:date>2015-07-24T13:37:00</dc:date>
    <meta:editing-duration>PT21H17M</meta:editing-duration>
    <meta:generator>LibreOffice/5.1.6.2$Linux_X86_64 LibreOffice_project/10m0$Build-2</meta:generator>
    <meta:document-statistic meta:table-count="1" meta:image-count="0" meta:object-count="0" meta:page-count="1" meta:paragraph-count="155" meta:word-count="209" meta:character-count="634" meta:non-whitespace-character-count="564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